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84000001A9282EB8CC49283149.jpg" manifest:media-type="image/jpeg"/>
  <manifest:file-entry manifest:full-path="Pictures/10000000000004A5000000954EE48B4E8C22BF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Digital" svg:font-family="KacstDigit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draw:textarea-horizontal-align="justify" draw:textarea-vertical-align="middle" draw:auto-grow-height="false" fo:min-height="0cm" fo:min-width="2.312cm"/>
    </style:style>
    <style:style style:name="gr2" style:family="graphic" style:parent-style-name="Default_5f_1_5f_1">
      <style:graphic-properties draw:textarea-horizontal-align="justify" draw:textarea-vertical-align="middle" draw:auto-grow-height="false" fo:min-height="0cm" fo:min-width="0.793cm"/>
    </style:style>
    <style:style style:name="gr3" style:family="graphic" style:parent-style-name="Default_5f_1_5f_1">
      <style:graphic-properties svg:stroke-width="0.051cm" svg:stroke-color="#000000" draw:marker-start-width="0.344cm" draw:marker-end-width="0.344cm" draw:fill="gradient" draw:fill-color="#c0c0c0" draw:fill-gradient-name="Gradient_20_10" draw:textarea-horizontal-align="justify" draw:textarea-vertical-align="middle" draw:auto-grow-height="false" fo:min-height="1.822cm" fo:min-width="14.239cm" fo:padding-top="0.15cm" fo:padding-bottom="0.15cm" fo:padding-left="0.275cm" fo:padding-right="0.275cm"/>
    </style:style>
    <style:style style:name="gr4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7cm" fo:min-width="1.855cm" fo:padding-top="0.137cm" fo:padding-bottom="0.137cm" fo:padding-left="0.262cm" fo:padding-right="0.262cm"/>
    </style:style>
    <style:style style:name="gr5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6cm" fo:min-width="1.855cm" fo:padding-top="0.137cm" fo:padding-bottom="0.137cm" fo:padding-left="0.262cm" fo:padding-right="0.262cm"/>
    </style:style>
    <style:style style:name="gr6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7cm" fo:min-width="1.853cm" fo:padding-top="0.137cm" fo:padding-bottom="0.137cm" fo:padding-left="0.262cm" fo:padding-right="0.262cm"/>
    </style:style>
    <style:style style:name="gr7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7cm" fo:min-width="1.852cm" fo:padding-top="0.137cm" fo:padding-bottom="0.137cm" fo:padding-left="0.262cm" fo:padding-right="0.262cm"/>
    </style:style>
    <style:style style:name="gr8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6cm" fo:min-width="1.852cm" fo:padding-top="0.137cm" fo:padding-bottom="0.137cm" fo:padding-left="0.262cm" fo:padding-right="0.262cm"/>
    </style:style>
    <style:style style:name="gr9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8cm" fo:min-width="1.849cm" fo:padding-top="0.137cm" fo:padding-bottom="0.137cm" fo:padding-left="0.262cm" fo:padding-right="0.262cm"/>
    </style:style>
    <style:style style:name="gr10" style:family="graphic" style:parent-style-name="Default_5f_1_5f_1">
      <style:graphic-properties svg:stroke-width="0.025cm" svg:stroke-color="#000000" draw:marker-start-width="0.266cm" draw:marker-end-width="0.266cm" draw:fill="gradient" draw:fill-color="#008000" draw:fill-gradient-name="Gradient_20_21" draw:fill-hatch-solid="false" draw:textarea-horizontal-align="justify" draw:textarea-vertical-align="middle" draw:auto-grow-height="false" fo:min-height="0.097cm" fo:min-width="2.17cm" fo:padding-top="0.137cm" fo:padding-bottom="0.137cm" fo:padding-left="0.262cm" fo:padding-right="0.262cm" draw:shadow-offset-x="0.203cm" draw:shadow-offset-y="0.203cm"/>
    </style:style>
    <style:style style:name="gr11" style:family="graphic" style:parent-style-name="Default_5f_1_5f_1">
      <style:graphic-properties svg:stroke-width="0.025cm" svg:stroke-color="#000000" draw:marker-start-width="0.266cm" draw:marker-end-width="0.266cm" draw:fill="hatch" draw:fill-color="#008000" draw:fill-hatch-name="Hatching_20_13" draw:fill-hatch-solid="false" draw:textarea-horizontal-align="justify" draw:textarea-vertical-align="middle" draw:auto-grow-height="false" fo:min-height="0.435cm" fo:min-width="2.134cm" fo:padding-top="0.137cm" fo:padding-bottom="0.137cm" fo:padding-left="0.262cm" fo:padding-right="0.262cm"/>
    </style:style>
    <style:style style:name="gr12" style:family="graphic" style:parent-style-name="Default_5f_1_5f_1">
      <style:graphic-properties draw:stroke="none" svg:stroke-color="#0000ff" draw:fill="solid" draw:fill-color="#3333ff" draw:textarea-horizontal-align="justify" draw:textarea-vertical-align="middle" draw:auto-grow-height="false" fo:min-height="0cm" fo:min-width="0cm"/>
    </style:style>
    <style:style style:name="gr13" style:family="graphic" style:parent-style-name="Default_5f_1_5f_1">
      <style:graphic-properties draw:stroke="none" svg:stroke-color="#0000ff" draw:fill="solid" draw:fill-color="#00ff66" draw:textarea-horizontal-align="justify" draw:textarea-vertical-align="middle" draw:auto-grow-height="false" fo:min-height="0cm" fo:min-width="0cm"/>
    </style:style>
    <style:style style:name="gr14" style:family="graphic" style:parent-style-name="Default_5f_1_5f_1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859cm" fo:min-width="3.465cm" fo:padding-top="0.15cm" fo:padding-bottom="0.15cm" fo:padding-left="0.275cm" fo:padding-right="0.275cm"/>
    </style:style>
    <style:style style:name="gr15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1">
      <style:graphic-properties svg:stroke-width="0.102cm" svg:stroke-color="#00599d" draw:marker-start-width="0.509cm" draw:marker-end-width="0.509cm" draw:textarea-vertical-align="middle" fo:padding-top="0.176cm" fo:padding-bottom="0.176cm" fo:padding-left="0.301cm" fo:padding-right="0.301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14cm" fo:min-width="0cm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92cm" fo:min-width="5.294cm"/>
    </style:style>
    <style:style style:name="gr19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7cm" fo:min-width="1.856cm" fo:padding-top="0.137cm" fo:padding-bottom="0.137cm" fo:padding-left="0.262cm" fo:padding-right="0.262cm"/>
    </style:style>
    <style:style style:name="gr20" style:family="graphic" style:parent-style-name="Default_5f_1_5f_1">
      <style:graphic-properties svg:stroke-width="0.025cm" svg:stroke-color="#000000" draw:marker-start-width="0.266cm" draw:marker-end-width="0.266cm" draw:fill="hatch" draw:fill-color="#000000" draw:fill-hatch-name="Hatching_20_1" draw:textarea-horizontal-align="justify" draw:textarea-vertical-align="middle" draw:auto-grow-height="false" fo:min-height="0.196cm" fo:min-width="1.853cm" fo:padding-top="0.137cm" fo:padding-bottom="0.137cm" fo:padding-left="0.262cm" fo:padding-right="0.262cm"/>
    </style:style>
    <style:style style:name="gr21" style:family="graphic" style:parent-style-name="Default_5f_1_5f_1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858cm" fo:min-width="3.465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cm" fo:min-width="3.482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cm" fo:min-width="3.483cm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10.545cm" fo:min-width="33.282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0c0c0" draw:fill-gradient-name="Gradient_20_10"/>
      <style:paragraph-properties fo:text-align="center"/>
    </style:style>
    <style:style style:name="P3" style:family="paragraph">
      <loext:graphic-properties draw:fill="hatch" draw:fill-color="#000000" draw:fill-hatch-name="Hatching_20_1"/>
      <style:paragraph-properties fo:text-align="center"/>
    </style:style>
    <style:style style:name="P4" style:family="paragraph">
      <loext:graphic-properties draw:fill="gradient" draw:fill-color="#008000" draw:fill-gradient-name="Gradient_20_21" draw:fill-hatch-solid="false"/>
      <style:paragraph-properties fo:text-align="center"/>
      <style:text-properties style:font-name="KacstDigital" fo:font-size="6pt" style:font-size-asian="6pt" style:font-size-complex="6pt"/>
    </style:style>
    <style:style style:name="P5" style:family="paragraph">
      <loext:graphic-properties draw:fill="hatch" draw:fill-color="#008000" draw:fill-hatch-name="Hatching_20_13" draw:fill-hatch-solid="false"/>
      <style:paragraph-properties fo:text-align="center"/>
    </style:style>
    <style:style style:name="P6" style:family="paragraph">
      <loext:graphic-properties draw:fill="solid" draw:fill-color="#3333ff"/>
      <style:paragraph-properties fo:text-align="center"/>
    </style:style>
    <style:style style:name="P7" style:family="paragraph">
      <loext:graphic-properties draw:fill="solid" draw:fill-color="#00ff66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12cm" svg:height="0.155cm" svg:x="27.671cm" svg:y="1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293cm" svg:height="0.155cm" svg:x="30.84cm" svg:y="1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4.789cm" svg:height="2.122cm" draw:transform="skewX (0.000872664625997165) rotate (-0.000872664625997355) translate (27.073cm 6.1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79cm" svg:height="0.471cm" draw:transform="skewX (-0.0020943951023932) rotate (-0.000872664625997355) translate (27.6cm 6.61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79cm" svg:height="0.47cm" draw:transform="rotate (-0.000872664625997355) translate (27.598cm 7.35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79cm" svg:height="0.471cm" draw:transform="skewX (-0.00628318530717959) rotate (-0.000872664625997355) translate (30.303cm 6.6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377cm" svg:height="0.471cm" draw:transform="skewX (-0.00418879020478639) rotate (-0.000872664625997355) translate (30.301cm 7.3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76cm" svg:height="0.471cm" draw:transform="rotate (-0.000872664625997355) translate (33.009cm 6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376cm" svg:height="0.47cm" draw:transform="rotate (-0.000872664625997355) translate (33.005cm 7.35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373cm" svg:height="0.472cm" draw:transform="rotate (-0.000872664625997355) translate (35.712cm 6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76cm" svg:height="0.471cm" draw:transform="skewX (-0.0020943951023932) rotate (-0.000872664625997355) translate (35.708cm 7.3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694cm" svg:height="0.371cm" draw:transform="rotate (-0.000872664625997355) translate (38.955cm 6.51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58cm" svg:height="0.709cm" draw:transform="skewX (-0.00139626340159546) rotate (-0.000872664625997355) translate (38.954cm 7.12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232cm" svg:height="0.189cm" draw:transform="rotate (-0.000872664625997355) translate (41.383cm 7.9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34cm" svg:height="0.189cm" draw:transform="rotate (-0.000872664625997355) translate (40.922cm 7.9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4.015cm" svg:height="2.159cm" svg:x="27.07cm" svg:y="8.307cm">
          <text:p text:style-name="P1">Wult NIC</text:p>
          <draw:enhanced-geometry svg:viewBox="0 0 21600 21600" draw:type="rectangle" draw:enhanced-path="M 0 0 L 21600 0 21600 21600 0 21600 0 0 Z N"/>
        </draw:custom-shape>
        <draw:custom-shape draw:style-name="gr14" draw:text-style-name="P8" xml:id="id1" draw:id="id1" draw:layer="layout" svg:width="4.015cm" svg:height="2.159cm" svg:x="31.083cm" svg:y="8.307cm">
          <text:p text:style-name="P1">Any NIC</text:p>
          <draw:enhanced-geometry svg:viewBox="0 0 21600 21600" draw:type="rectangle" draw:enhanced-path="M 0 0 L 21600 0 21600 21600 0 21600 0 0 Z N"/>
        </draw:custom-shape>
        <draw:frame draw:style-name="gr15" draw:text-style-name="P9" xml:id="id5" draw:id="id5" draw:layer="layout" svg:width="7.249cm" svg:height="1.079cm" svg:x="27.046cm" svg:y="12.496cm">
          <draw:image xlink:href="Pictures/10000000000004A5000000954EE48B4E8C22BF8B.png" xlink:type="simple" xlink:show="embed" xlink:actuate="onLoad" loext:mime-type="image/png">
            <text:p/>
          </draw:image>
        </draw:frame>
        <draw:connector draw:style-name="gr16" draw:text-style-name="P1" draw:layer="layout" svg:x1="33.09cm" svg:y1="10.466cm" svg:x2="31.486cm" svg:y2="12.524cm" draw:start-shape="id1" draw:start-glue-point="2" draw:end-shape="id2" draw:end-glue-point="0" svg:d="M33090 10466v1041h-1604v1017" svg:viewBox="0 0 1605 2059">
          <text:p/>
        </draw:connector>
        <draw:frame draw:style-name="gr17" draw:text-style-name="P10" draw:layer="layout" svg:width="2.155cm" svg:height="1.39cm" svg:x="33.004cm" svg:y="4.699cm">
          <draw:text-box>
            <text:p>SUT</text:p>
          </draw:text-box>
        </draw:frame>
        <draw:frame draw:style-name="gr18" draw:text-style-name="P10" draw:layer="layout" svg:width="5.794cm" svg:height="1.17cm" svg:x="27.629cm" svg:y="13.673cm">
          <draw:text-box>
            <text:p>Network switch</text:p>
          </draw:text-box>
        </draw:frame>
        <draw:custom-shape draw:style-name="gr3" draw:text-style-name="P2" xml:id="id3" draw:id="id3" draw:layer="layout" svg:width="14.789cm" svg:height="2.122cm" draw:transform="skewX (0.000872664625997165) rotate (-0.000872664625997355) translate (10.079cm 6.16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79cm" svg:height="0.471cm" draw:transform="skewX (-0.0020943951023932) rotate (-0.000872664625997355) translate (10.606cm 6.601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38cm" svg:height="0.471cm" draw:transform="skewX (-0.0020943951023932) rotate (-0.000872664625997355) translate (10.604cm 7.34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79cm" svg:height="0.47cm" draw:transform="skewX (-0.00418879020478639) rotate (-0.000872664625997355) translate (13.309cm 6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377cm" svg:height="0.47cm" draw:transform="skewX (-0.00209439510239319) rotate (-0.000872664625997355) translate (13.307cm 7.34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76cm" svg:height="0.471cm" draw:transform="skewX (-0.0020943951023932) rotate (-0.000872664625997355) translate (16.015cm 6.60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76cm" svg:height="0.471cm" draw:transform="skewX (-0.0020943951023932) rotate (-0.000872664625997355) translate (16.011cm 7.34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373cm" svg:height="0.472cm" draw:transform="skewX (-0.00209439510239319) rotate (-0.000872664625997355) translate (18.718cm 6.60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76cm" svg:height="0.471cm" draw:transform="skewX (-0.0020943951023932) rotate (-0.000872664625997355) translate (18.714cm 7.3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694cm" svg:height="0.371cm" draw:transform="rotate (-0.000872664625997355) translate (21.961cm 6.50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58cm" svg:height="0.709cm" draw:transform="rotate (-0.000872664625997355) translate (21.96cm 7.11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232cm" svg:height="0.189cm" draw:transform="rotate (-0.000872664625997355) translate (24.389cm 7.9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34cm" svg:height="0.189cm" draw:transform="rotate (-0.000872664625997355) translate (23.928cm 7.9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4.015cm" svg:height="2.158cm" svg:x="10.076cm" svg:y="8.298cm">
          <text:p text:style-name="P1">Wult NIC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155cm" svg:height="1.39cm" svg:x="16.11cm" svg:y="4.689cm">
          <draw:text-box>
            <text:p>SUT</text:p>
          </draw:text-box>
        </draw:frame>
        <draw:line draw:style-name="gr22" draw:text-style-name="P9" draw:layer="layout" svg:x1="25.843cm" svg:y1="5.68cm" svg:x2="25.843cm" svg:y2="14.173cm">
          <text:p/>
        </draw:line>
        <draw:frame draw:style-name="gr23" draw:text-style-name="P9" xml:id="id4" draw:id="id4" draw:layer="layout" svg:width="1.753cm" svg:height="1.91cm" svg:x="21.136cm" svg:y="11.327cm">
          <draw:image xlink:href="Pictures/1000000000000184000001A9282EB8CC49283149.jpg" xlink:type="simple" xlink:show="embed" xlink:actuate="onLoad" loext:mime-type="image/jpeg">
            <text:p/>
          </draw:image>
        </draw:frame>
        <draw:frame draw:style-name="gr24" draw:text-style-name="P10" draw:layer="layout" svg:width="3.982cm" svg:height="1.17cm" svg:x="20.009cm" svg:y="13.391cm">
          <draw:text-box>
            <text:p>Wult User</text:p>
          </draw:text-box>
        </draw:frame>
        <draw:connector draw:style-name="gr16" draw:text-style-name="P1" draw:layer="layout" svg:x1="17.469cm" svg:y1="8.297cm" svg:x2="22.012cm" svg:y2="11.327cm" draw:start-shape="id3" draw:end-shape="id4" draw:end-glue-point="0" svg:d="M17469 8297v1528h4543v1502" svg:viewBox="0 0 4544 3031">
          <text:p/>
        </draw:connector>
        <draw:frame draw:style-name="gr23" draw:text-style-name="P9" draw:layer="layout" svg:width="1.752cm" svg:height="1.91cm" svg:x="38.928cm" svg:y="10.63cm">
          <draw:image xlink:href="Pictures/1000000000000184000001A9282EB8CC49283149.jpg" xlink:type="simple" xlink:show="embed" xlink:actuate="onLoad" loext:mime-type="image/jpeg">
            <text:p/>
          </draw:image>
        </draw:frame>
        <draw:frame draw:style-name="gr25" draw:text-style-name="P10" draw:layer="layout" svg:width="3.983cm" svg:height="1.17cm" svg:x="37.742cm" svg:y="12.694cm">
          <draw:text-box>
            <text:p>Wult User</text:p>
          </draw:text-box>
        </draw:frame>
        <draw:connector draw:style-name="gr16" draw:text-style-name="P1" draw:layer="layout" svg:x1="34.295cm" svg:y1="13.035cm" svg:x2="38.476cm" svg:y2="11.593cm" draw:start-shape="id5" draw:start-glue-point="1" svg:d="M34295 13035h2341v-1442h1840" svg:viewBox="0 0 4182 1443">
          <text:p/>
        </draw:connector>
        <draw:custom-shape draw:style-name="gr26" draw:text-style-name="P9" draw:layer="layout" svg:width="33.782cm" svg:height="10.795cm" svg:x="9.128cm" svg:y="4.3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Digital" svg:font-family="KacstDigit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21" draw:display-name="Gradient 21" draw:style="axial" draw:start-color="#333333" draw:end-color="#999999" draw:start-intensity="100%" draw:end-intensity="100%" draw:angle="0" draw:border="50%"/>
    <draw:gradient draw:name="Gradient_20_24" draw:display-name="Gradient 24" draw:style="square" draw:cx="30%" draw:cy="40%" draw:start-color="#336699" draw:end-color="#cfe7f5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000000" draw:distance="0.051cm" draw:rotation="900"/>
    <draw:hatch draw:name="Hatching_20_10" draw:display-name="Hatching 10" draw:style="double" draw:color="#000000" draw:distance="0.076cm" draw:rotation="900"/>
    <draw:hatch draw:name="Hatching_20_13" draw:display-name="Hatching 13" draw:style="triple" draw:color="#000000" draw:distance="0cm" draw:rotation="900"/>
    <draw:hatch draw:name="Hatching_20_2" draw:display-name="Hatching 2" draw:style="double" draw:color="#000000" draw:distance="0.076cm" draw:rotation="900"/>
    <draw:hatch draw:name="Hatching_20_3" draw:display-name="Hatching 3" draw:style="double" draw:color="#000000" draw:distance="0.076cm" draw:rotation="900"/>
    <draw:hatch draw:name="Hatching_20_4" draw:display-name="Hatching 4" draw:style="double" draw:color="#000000" draw:distance="0.076cm" draw:rotation="900"/>
    <draw:hatch draw:name="Hatching_20_5" draw:display-name="Hatching 5" draw:style="double" draw:color="#000000" draw:distance="0.076cm" draw:rotation="900"/>
    <draw:hatch draw:name="Hatching_20_6" draw:display-name="Hatching 6" draw:style="double" draw:color="#000000" draw:distance="0.076cm" draw:rotation="900"/>
    <draw:hatch draw:name="Hatching_20_7" draw:display-name="Hatching 7" draw:style="double" draw:color="#000000" draw:distance="0.076cm" draw:rotation="900"/>
    <draw:hatch draw:name="Hatching_20_8" draw:display-name="Hatching 8" draw:style="double" draw:color="#000000" draw:distance="0.076cm" draw:rotation="900"/>
    <draw:hatch draw:name="Hatching_20_9" draw:display-name="Hatching 9" draw:style="double" draw:color="#000000" draw:distance="0.076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2.55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4:27:45.386151190</meta:creation-date>
    <dc:date>2020-10-28T11:55:24.803780774</dc:date>
    <meta:editing-duration>PT3H9M29S</meta:editing-duration>
    <meta:editing-cycles>11</meta:editing-cycles>
    <meta:generator>LibreOffice/6.2.8.2$Linux_X86_64 LibreOffice_project/20$Build-2</meta:generator>
    <meta:document-statistic meta:object-count="44"/>
  </office:meta>
</office:document-meta>
</file>